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color="#000000" fo:font-weight="normal" style:font-weight-asian="normal" style:font-weight-complex="normal"/>
    </style:style>
    <style:style style:name="P4" style:family="paragraph" style:parent-style-name="Standard" style:list-style-name="L2">
      <style:text-properties fo:color="#000000" fo:font-weight="normal" style:font-weight-asian="normal" style:font-weight-complex="normal"/>
    </style:style>
    <style:style style:name="P5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ff00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16441142" text:style-name="L1">
        <text:list-header>
          <text:p text:style-name="P2">PEDESTAL RUN</text:p>
          <text:p text:style-name="P1"/>
        </text:list-header>
        <text:list-item>
          <text:p text:style-name="P1">Check disk space &gt;500 GB free</text:p>
        </text:list-item>
        <text:list-item>
          <text:p text:style-name="P1">Check gas set-up:</text:p>
          <text:list>
            <text:list-item>
              <text:p text:style-name="P1">Open Exit line.</text:p>
            </text:list-item>
            <text:list-item>
              <text:p text:style-name="P1">Open exit flow meter.</text:p>
            </text:list-item>
            <text:list-item>
              <text:p text:style-name="P1">Check mini gas line connections to GEMs in MTS.</text:p>
            </text:list-item>
            <text:list-item>
              <text:p text:style-name="P1">&gt; 2 kPa pressure in gas cylinder </text:p>
            </text:list-item>
            <text:list-item>
              <text:p text:style-name="P1">20 (mL/min) flow </text:p>
            </text:list-item>
            <text:list-item>
              <text:p text:style-name="P1">&lt;= 500 ppm O2</text:p>
            </text:list-item>
          </text:list>
        </text:list-item>
        <text:list-item>
          <text:p text:style-name="P1">Check MTS cabling:</text:p>
          <text:list>
            <text:list-item>
              <text:p text:style-name="P1">Scintillators (SCNL)</text:p>
              <text:list>
                <text:list-item>
                  <text:p text:style-name="P1">SCNL to Switchbox 1 voltage splitter – 3.5 mm cable</text:p>
                </text:list-item>
                <text:list-item>
                  <text:p text:style-name="P1">SCNL to Quarknet DAQ board – BNC</text:p>
                </text:list-item>
                <text:list-item>
                  <text:p text:style-name="P1">Quarknet DAQ board to 128L Linear Fan-out 'Input B' – Mini-BNC (cable 74)</text:p>
                </text:list-item>
                <text:list-item>
                  <text:p text:style-name="P1">128L Linear Fan-out 'Output B' to Quad CFD input – Mini-BNC</text:p>
                </text:list-item>
                <text:list-item>
                  <text:p text:style-name="P1">Quad CFD 'Output' to 128L Linear Fan-out 'Input A'</text:p>
                </text:list-item>
                <text:list-item>
                  <text:p text:style-name="P1">128L Linear Fan-out 'Output A' to FECs (six (6) total to each FEC)</text:p>
                </text:list-item>
              </text:list>
            </text:list-item>
            <text:list-item>
              <text:p text:style-name="P1">GEM Detectors</text:p>
              <text:list>
                <text:list-item>
                  <text:p text:style-name="P1">APVs to FECs - HDMI </text:p>
                </text:list-item>
              </text:list>
            </text:list-item>
            <text:list-item>
              <text:p text:style-name="P1">CAEN Power Supply</text:p>
              <text:list>
                <text:list-item>
                  <text:p text:style-name="P1">CAEN to HV Splitter – BNC (black)</text:p>
                </text:list-item>
                <text:list-item>
                  <text:p text:style-name="P1">HV Splitter to Detectors – BNC (red)</text:p>
                </text:list-item>
              </text:list>
            </text:list-item>
          </text:list>
        </text:list-item>
        <text:list-item>
          <text:p text:style-name="P1">FECs</text:p>
          <text:list>
            <text:list-item>
              <text:p text:style-name="P1">Ethernet to NETGEAR switches</text:p>
            </text:list-item>
            <text:list-item>
              <text:p text:style-name="P1">NETGEAR switches to Date PC Ethernet cards</text:p>
            </text:list-item>
          </text:list>
        </text:list-item>
        <text:list-item>
          <text:p text:style-name="P1">Check voltages <text:span text:style-name="T1">(TWO-MAN RULE: </text:span><text:span text:style-name="T2">Two people shall be present for </text:span><text:span text:style-name="T3">all</text:span><text:span text:style-name="T2"> high voltage use</text:span><text:span text:style-name="T1">)</text:span></text:p>
          <text:list>
            <text:list-item>
              <text:p text:style-name="P1">from terminal:</text:p>
              <text:list>
                <text:list-item>
                  <text:p text:style-name="P1">&gt;sudo minicom </text:p>
                </text:list-item>
                <text:list-item>
                  <text:p text:style-name="P1">&gt;regular pass</text:p>
                </text:list-item>
                <text:list-item>
                  <text:p text:style-name="P1">&gt;caen</text:p>
                </text:list-item>
                <text:list-item>
                  <text:p text:style-name="P1">Make sure all parameter are visible</text:p>
                </text:list-item>
                <text:list-item>
                  <text:p text:style-name="P1">Set all parameters to <text:span text:style-name="T1">CONFIG 1 PED</text:span> “CAEN Power Limit Configs” “tab of MTS_RunInfo_2017.ods”</text:p>
                </text:list-item>
                <text:list-item>
                  <text:p text:style-name="P1">Press SPACE bar to ramp up each channel <text:span text:style-name="T2">(LISTEN FOR SPARKING AND KILL AT CAEN SOURCE IF HEARD)</text:span></text:p>
                </text:list-item>
              </text:list>
            </text:list-item>
          </text:list>
        </text:list-item>
        <text:list-item>
          <text:p text:style-name="P3">DATE set-up</text:p>
          <text:list>
            <text:list-item>
              <text:p text:style-name="P3">Ping FECs</text:p>
              <text:list>
                <text:list-item>
                  <text:p text:style-name="P3">&gt;ping FECIPS per “FEC Info” tab of “tab of MTS_RunInfo_2017.ods”</text:p>
                </text:list-item>
                <text:list-item>
                  <text:p text:style-name="P3">(if needed) power cycle and run &gt;sudo ./ethernet_init.sh from /home/MTSUser/</text:p>
                </text:list-item>
                <text:list-item>
                  <text:p text:style-name="P3">Start DATE with &gt; ./date.sh from /home/MTSUser/</text:p>
                </text:list-item>
              </text:list>
            </text:list-item>
            <text:list-item>
              <text:p text:style-name="P3">date</text:p>
            </text:list-item>
          </text:list>
        </text:list-item>
      </text:list>
      <text:list xml:id="list718408066" text:style-name="L2">
        <text:list-item>
          <text:p text:style-name="P5">Open new Terminal</text:p>
        </text:list-item>
        <text:list-item>
          <text:p text:style-name="P5">&gt;./date.sh</text:p>
        </text:list-item>
        <text:list-item>
          <text:p text:style-name="P5">Click lock to take control (buttons should unlock)</text:p>
        </text:list-item>
        <text:list-item>
          <text:p text:style-name="P5">[&lt;][<text:span text:style-name="T4">&gt;</text:span>] click the right arrow collected data</text:p>
        </text:list-item>
        <text:list-item>
          <text:p text:style-name="P5">Click “Define” under Define runparameters</text:p>
        </text:list-item>
        <text:list-item>
          <text:p text:style-name="P5">Click LDC</text:p>
        </text:list-item>
      </text:list>
      <text:p text:style-name="Standard"><text:tab/><text:tab/></text:p>
      <text:list xml:id="list962088633" text:continue-numbering="true" text:style-name="L2">
        <text:list-item>
          <text:list>
            <text:list-item>
              <text:p text:style-name="P5"><text:soft-page-break/>Make sure the filename is changed from previous run otherwise it will be OVERWRITTEN. // sidenote: when max numebr of subevents = 0, a data run will run forever.</text:p>
            </text:list-item>
          </text:list>
        </text:list-item>
        <text:list-item>
          <text:p text:style-name="P4">[&lt;][<text:span text:style-name="T4">&gt;</text:span>] click the right arrow. Should see two squares turn green. // optional &gt;editDB to see DAQ/FEC IP-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TS User</meta:initial-creator>
    <meta:creation-date>2017-04-08T15:40:38</meta:creation-date>
    <dc:date>2017-08-29T15:07:20</dc:date>
    <dc:creator>MTS User</dc:creator>
    <meta:editing-duration>PT01H10M15S</meta:editing-duration>
    <meta:editing-cycles>6</meta:editing-cycles>
    <meta:generator>OpenOffice.org/3.1$Unix OpenOffice.org_project/310m19$Build-9420</meta:generator>
    <meta:document-statistic meta:table-count="0" meta:image-count="0" meta:object-count="0" meta:page-count="2" meta:paragraph-count="48" meta:word-count="360" meta:character-count="1865"/>
  </office:meta>
</office:document-meta>
</file>